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8"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9"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0"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1"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2"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4"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Hanging_20_indent" style:list-style-name="L2"/>
    <style:style style:name="P18" style:family="paragraph" style:parent-style-name="Hanging_20_indent" style:list-style-name="L2">
      <style:text-properties fo:font-style="normal" style:font-style-asian="normal" style:font-style-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819879166" text:style-name="L1">
        <text:list-item>
          <text:p text:style-name="P16">Read xml file as a string into a variable</text:p>
        </text:list-item>
        <text:list-item>
          <text:p text:style-name="P16">Use xmlminidom to process the string into “node”s</text:p>
        </text:list-item>
        <text:list-item>
          <text:p text:style-name="P16">Iterate through all board nodes for each of these generate HTML</text:p>
          <text:list>
            <text:list-item>
              <text:p text:style-name="P16">Make boards with travelers</text:p>
            </text:list-item>
            <text:list-item>
              <text:p text:style-name="P16">Make boards without travelers</text:p>
            </text:list-item>
            <text:list-item>
              <text:p text:style-name="P16">Make personal score card</text:p>
            </text:list-item>
            <text:list-item>
              <text:p text:style-name="P16">Make rankings</text:p>
            </text:list-item>
          </text:list>
        </text:list-item>
        <text:list-item>
          <text:p text:style-name="P16">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647699868" text:style-name="L2">
        <text:list-item>
          <text:p text:style-name="P17">something of type xml-isnodelist</text:p>
        </text:list-item>
        <text:list-item>
          <text:p text:style-name="P17">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1889023341" text:continue-numbering="true" text:style-name="L2">
        <text:list-item>
          <text:p text:style-name="P17">something of type xml-isnode</text:p>
        </text:list-item>
        <text:list-item>
          <text:p text:style-name="P18">every node with name nodename.</text:p>
        </text:list-item>
      </text:list>
      <text:p text:style-name="P3"><text:soft-page-break/>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7"/>
      <text:p text:style-name="P8">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text:line-break/>&lt;td&gt;120.0&lt;/td&gt; <text:line-break/>(120.0 comes from the contents of the MatchpointsNS element) <text:line-break/>&lt;td&gt;120.0&lt;/td&gt; <text:line-break/><text:soft-page-break/>(120.0 comes from the contents of the MatchpointsEW element) <text:line-break/>&lt;/tr&gt; <text:line-break/>*tabletail*))) </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9">psc:</text:p>
      <text:p text:style-name="P4">getpsc (xmlnodes) → Given xmlnodes, this returns a string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Iterates over the list returned from getseperateresults to pull one pair's board results </text:p>
      <text:p text:style-name="P5"><text:s/></text:p>
      <text:p text:style-name="P9">rankings:</text:p>
      <text:p text:style-name="P4">getrankings (rankings) → Given list of nodes rankings returns a string 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 (pairid rankings) → Given string pairid, where PairID needs to define the direction (E-W) section (A, B) &amp; Number (1,2,3), <text:s/>and rankings nodes returns a list of Strings, one string value for each of the following:<text:line-break/><text:soft-page-break/>Pair No., Players, Strat, Overall Rank (A, B, C), Section Rank (A,B,C), Matchpoint Score, Percentage Score, Masterpoint Award<text:line-break/>Notes: Pulls a single pair's results out of the rankings data</text:p>
      <text:p text:style-name="P4"/>
      <text:p text:style-name="P4"/>
      <text:p text:style-name="P8">io:</text:p>
      <text:p text:style-name="P4">main(bridgeXML)→Given a duplicate bridge XML file, extracts appropriate information to creates four HTML pages that link together: boards, boards with travelers, rankings, and personal score card webpages. </text:p>
      <text:p text:style-name="P4">boards-no-trav(bridgeXML)→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Given a duplicate bridge XML file, gets the same information as boards-no-trav as well as the travelers information for each board, which includes the total score and matchpoints for all pairs at that board. Creates HTML page with this information with the board information and travellers information in separete tables.</text:p>
      <text:p text:style-name="P4">rankings(bridgeXML)→ Given a duplicate bridge XML file, creates a rankings table in an HTML file including each pairs ranking and various other stats such as matchpoint and percentage score.</text:p>
      <text:p text:style-name="P4">personal-score-cards(bridgeXML)→Given a duplicate bridge XML file, creates an HTML file containing personal score cards for each pair, which includes information about each match they played an against whom.</text:p>
      <text:p text:style-name="P6"/>
      <text:p text:style-name="P11">PROBE Software Size Estimate:</text:p>
      <text:p text:style-name="P10"/>
      <text:p text:style-name="P13">Reused Functions<text:tab/><text:tab/>LOC </text:p>
      <text:p text:style-name="P12"/>
      <text:p text:style-name="P12">xml-gettext<text:tab/><text:tab/><text:tab/>9 </text:p>
      <text:p text:style-name="P12">xml-getattribute<text:tab/><text:tab/><text:tab/>8 </text:p>
      <text:p text:style-name="P12">xml-getnode<text:tab/><text:tab/><text:tab/>2 </text:p>
      <text:p text:style-name="P12">xml-getnodes<text:tab/><text:tab/><text:tab/>10 </text:p>
      <text:p text:style-name="P12">xml-readnode<text:tab/><text:tab/><text:tab/>5 </text:p>
      <text:p text:style-name="P12">xml-readnodes<text:tab/><text:tab/><text:tab/>53 </text:p>
      <text:p text:style-name="P12">xml-skipdontcares<text:tab/><text:tab/>20 </text:p>
      <text:p text:style-name="P12">xml-readnodeproperties<text:tab/><text:tab/>24 </text:p>
      <text:p text:style-name="P12">xml-unescape<text:tab/><text:tab/><text:tab/>27 </text:p>
      <text:p text:style-name="P12">splitoff-prefix-mv<text:tab/><text:tab/><text:tab/>3 </text:p>
      <text:p text:style-name="P12">split-at-delimiter-mv<text:tab/><text:tab/>3 </text:p>
      <text:p text:style-name="P12">span-mv<text:tab/><text:tab/><text:tab/><text:tab/>3 </text:p>
      <text:p text:style-name="P12">split-on-token-mv<text:tab/><text:tab/><text:tab/>3 </text:p>
      <text:p text:style-name="P12">serializeboards<text:tab/><text:tab/><text:tab/>32 </text:p>
      <text:p text:style-name="P12">getresults<text:tab/><text:tab/><text:tab/><text:tab/>35 </text:p>
      <text:p text:style-name="P12">serializehands<text:tab/><text:tab/><text:tab/>62 </text:p>
      <text:p text:style-name="P12">serializehandcards<text:tab/><text:tab/>32 </text:p>
      <text:p text:style-name="P12">suit-list?<text:tab/><text:tab/><text:tab/><text:tab/>8 </text:p>
      <text:p text:style-name="P12">suit?<text:tab/><text:tab/><text:tab/><text:tab/>38 </text:p>
      <text:p text:style-name="P12"/>
      <text:p text:style-name="P12">Total Reused LOC: <text:s/>377 </text:p>
      <text:p text:style-name="P13"/>
      <text:p text:style-name="P14"/>
      <text:p text:style-name="P15">Historical Data Table for PROBE </text:p>
      <text:p text:style-name="P12"/>
      <text:p text:style-name="P12"><text:tab/><text:tab/><text:tab/>Tiny(7%)<text:tab/>Small(24%)<text:tab/>Medium(38%)<text:tab/>Large(24%)<text:tab/>Huge(7%) </text:p>
      <text:p text:style-name="P12">Avg. LOC<text:tab/><text:tab/>1.69<text:tab/><text:tab/>3.82<text:tab/><text:tab/>7.34<text:tab/><text:tab/>16.31<text:tab/><text:tab/>41.71 </text:p>
      <text:p text:style-name="P12"/>
      <text:p text:style-name="P12"/>
      <text:p text:style-name="P12"/>
      <text:p text:style-name="P12">Predicted Functions<text:tab/><text:tab/>Predicted Size </text:p>
      <text:p text:style-name="P12"/>
      <text:p text:style-name="P12">xml-getdeepnodes<text:tab/><text:tab/>Medium </text:p>
      <text:p text:style-name="P12">serializeseparateresults<text:tab/><text:tab/>Large </text:p>
      <text:p text:style-name="P12">serializeresults<text:tab/><text:tab/><text:tab/>Huge </text:p>
      <text:p text:style-name="P12">getPSC<text:tab/><text:tab/><text:tab/><text:tab/>Large </text:p>
      <text:p text:style-name="P12">getnameforID<text:tab/><text:tab/><text:tab/>Medium </text:p>
      <text:p text:style-name="P12">getboardsforpair<text:tab/><text:tab/><text:tab/>Medium </text:p>
      <text:p text:style-name="P12">getrankings<text:tab/><text:tab/><text:tab/>Medium </text:p>
      <text:p text:style-name="P12">getcontestant<text:tab/><text:tab/><text:tab/>Medium </text:p>
      <text:p text:style-name="P12">boards-no-trav<text:tab/><text:tab/><text:tab/>Small </text:p>
      <text:p text:style-name="P12">boards-trav<text:tab/><text:tab/><text:tab/>Small </text:p>
      <text:p text:style-name="P12">rankings<text:tab/><text:tab/><text:tab/><text:tab/>Small </text:p>
      <text:p text:style-name="P12">personal-score-cards<text:tab/><text:tab/>Medium </text:p>
      <text:p text:style-name="P12">main<text:tab/><text:tab/><text:tab/><text:tab/>Large </text:p>
      <text:p text:style-name="P12"/>
      <text:p text:style-name="P12">Total Predicted LOC: <text:s/>146.14 </text:p>
      <text:p text:style-name="P12"/>
      <text:p text:style-name="P12"/>
      <text:p text:style-name="P12">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6T12:40:15</dc:date>
    <dc:creator>Edward Flick</dc:creator>
    <meta:editing-duration>PT32H54M46S</meta:editing-duration>
    <meta:editing-cycles>79</meta:editing-cycles>
    <meta:generator>OpenOffice.org/3.2$Linux OpenOffice.org_project/320m12$Build-9483</meta:generator>
    <meta:document-statistic meta:table-count="0" meta:image-count="0" meta:object-count="0" meta:page-count="6" meta:paragraph-count="102" meta:word-count="1153" meta:character-count="7988"/>
  </office:meta>
</office:document-meta>
</file>